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 new roman" svg:font-family="'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2pt" fo:font-weight="normal" officeooo:paragraph-rsid="000c365c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2pt" fo:font-weight="normal" officeooo:paragraph-rsid="001196e3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fo:font-weight="normal" officeooo:paragraph-rsid="000f234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0d74a5" officeooo:paragraph-rsid="000d74a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0f234c" officeooo:paragraph-rsid="000f234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.423cm" loext:contextual-spacing="false"/>
    </style:style>
    <style:style style:name="P9" style:family="paragraph" style:parent-style-name="Text_20_body">
      <style:paragraph-properties fo:margin-left="2.54cm" fo:margin-right="0cm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2.54cm" fo:margin-right="0cm" fo:text-align="start" style:justify-single-word="false" fo:text-indent="0cm" style:auto-text-indent="false"/>
      <style:text-properties style:font-name="Liberation Serif" fo:font-size="12pt" fo:font-weight="normal" officeooo:rsid="000f234c" officeooo:paragraph-rsid="000f234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0f234c" officeooo:paragraph-rsid="000f234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d74a5"/>
    </style:style>
    <style:style style:name="T3" style:family="text">
      <style:text-properties fo:font-weight="bold" officeooo:rsid="000f23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365c" style:font-weight-asian="bold" style:font-weight-complex="bold"/>
    </style:style>
    <style:style style:name="T6" style:family="text">
      <style:text-properties fo:font-weight="bold" officeooo:rsid="000f234c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font-weight="bold"/>
    </style:style>
    <style:style style:name="T9" style:family="text">
      <style:text-properties fo:font-variant="normal" fo:text-transform="none" fo:font-weight="bold" officeooo:rsid="000f234c"/>
    </style:style>
    <style:style style:name="T10" style:family="text">
      <style:text-properties fo:font-variant="normal" fo:text-transform="none" officeooo:rsid="000f234c"/>
    </style:style>
    <style:style style:name="T11" style:family="text">
      <style:text-properties fo:font-variant="normal" fo:text-transform="none" officeooo:rsid="0013cfc4"/>
    </style:style>
    <style:style style:name="T12" style:family="text">
      <style:text-properties fo:color="#000000" style:text-outline="false" style:text-line-through-style="none" style:text-line-through-type="none" style:font-name="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 new roman" fo:font-size="12pt" fo:font-style="normal" fo:text-shadow="none" style:text-underline-style="none" fo:font-weight="normal" officeooo:rsid="000c365c" style:font-size-asian="12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 new roman" fo:font-size="11pt" fo:font-style="normal" fo:text-shadow="none" style:text-underline-style="none" fo:font-weight="normal" officeooo:rsid="000f234c" style:font-size-asian="11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365c" style:font-size-asian="12pt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19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0c365c" style:font-size-asian="12pt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0f234c" style:font-size-asian="11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ize="11pt" fo:font-style="normal" fo:text-shadow="none" style:text-underline-style="none" style:font-size-asian="11pt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ize="11pt" fo:font-style="normal" fo:text-shadow="none" style:text-underline-style="none" officeooo:rsid="000f234c" style:font-size-asian="11pt" style:font-style-asian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officeooo:rsid="000c365c" style:font-style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officeooo:rsid="000f234c" style:font-style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c365c" style:font-style-asian="normal" style:font-weight-asian="bold" style:font-weight-complex="bold" style:text-emphasize="none"/>
    </style:style>
    <style:style style:name="T28" style:family="text">
      <style:text-properties officeooo:rsid="000c365c"/>
    </style:style>
    <style:style style:name="T29" style:family="text">
      <style:text-properties officeooo:rsid="000d74a5"/>
    </style:style>
    <style:style style:name="T30" style:family="text">
      <style:text-properties officeooo:rsid="000f23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roject Name </text:span><text:span text:style-name="T28">: </text:span><text:span text:style-name="T24">Multimedia Image processing using OpenCV</text:span></text:p>
      <text:p text:style-name="P2"><text:span text:style-name="T27">Objective </text:span><text:span text:style-name="T25">: </text:span><text:span text:style-name="T24">The main objective of this project is to identify the person </text:span><text:span text:style-name="T25">based on Face Pattern </text:span><text:span text:style-name="T24">using OpenCV Library .</text:span></text:p>
      <text:p text:style-name="P1"><text:bookmark text:name="yui_3_16_0_ym19_1_1508906095017_63124"/><text:bookmark text:name="yui_3_16_0_ym19_1_1508906095017_63123"/><text:span text:style-name="T4">My roles and Responsibilities</text:span>:</text:p>
      <text:p text:style-name="P1"><text:span text:style-name="T29"><text:tab/>1. Written Test Cases for GUI of OpenCV.</text:span></text:p>
      <text:p text:style-name="P5"><text:tab/>2. Created and Maintained Database for Handling Images Data.</text:p>
      <text:p text:style-name="P5"><text:tab/>3. Involved in GUI Implementation.</text:p>
      <text:p text:style-name="P7"><text:bookmark text:name="yui_3_16_0_ym19_1_1508906095017_63127"/><text:bookmark text:name="yui_3_16_0_ym19_1_1508906095017_63126"/>Tools Used:</text:p>
      <text:p text:style-name="P1"><text:tab/><text:span text:style-name="T29">1.Vim</text:span></text:p>
      <text:p text:style-name="P1"><text:tab/><text:span text:style-name="T29">2.Mysql</text:span></text:p>
      <text:p text:style-name="P1"><text:tab/><text:span text:style-name="T29">3. GIT </text:span></text:p>
      <text:p text:style-name="P1"><text:tab/><text:span text:style-name="T29">4.Python 2.7</text:span></text:p>
      <text:p text:style-name="P1"><text:tab/><text:span text:style-name="T29">5.GCC - compiler</text:span></text:p>
      <text:p text:style-name="P1"><text:bookmark text:name="yui_3_16_0_ym19_1_1508906095017_63130"/><text:bookmark text:name="yui_3_16_0_ym19_1_1508906095017_63134"/><text:span text:style-name="T4">Software Used</text:span>:</text:p>
      <text:p text:style-name="P1"><text:tab/><text:span text:style-name="T29">1.Linux</text:span></text:p>
      <text:p text:style-name="P1"><text:bookmark text:name="yui_3_16_0_ym19_1_1508906095017_63132"/><text:bookmark text:name="yui_3_16_0_ym19_1_1508906095017_63131"/><text:span text:style-name="T4">Packages Used</text:span>:</text:p>
      <text:p text:style-name="P1"><text:tab/><text:span text:style-name="T29">1.Open CV</text:span></text:p>
      <text:p text:style-name="P1"><text:bookmark text:name="yui_3_16_0_ym19_1_1508906095017_63147"/><text:bookmark text:name="yui_3_16_0_ym19_1_1508906095017_63187"/><text:span text:style-name="T4">Chipset Used</text:span>:</text:p>
      <text:p text:style-name="P1"><text:tab/><text:span text:style-name="T29">None</text:span></text:p>
      <text:p text:style-name="P1"><text:bookmark text:name="yui_3_16_0_ym19_1_1508906095017_63186"/><text:bookmark text:name="yui_3_16_0_ym19_1_1508906095017_63185"/><text:span text:style-name="T4">Debugging Techniques</text:span>:</text:p>
      <text:p text:style-name="P1"><text:tab/><text:span text:style-name="T29">Manual </text:span></text:p>
      <text:p text:style-name="P1"><text:bookmark text:name="yui_3_16_0_ym19_1_1508906095017_63196"/><text:span text:style-name="T4">Test cases written</text:span>: </text:p>
      <text:p text:style-name="P1"><text:tab/><text:span text:style-name="T29">25</text:span></text:p>
      <text:p text:style-name="P1"><text:bookmark text:name="yui_3_16_0_ym19_1_1508906095017_63198"/><text:span text:style-name="T4">DevOps</text:span>: </text:p>
      <text:p text:style-name="P3"><text:bookmark text:name="yui_3_16_0_ym19_1_1508906095017_63199"/><text:tab/><text:span text:style-name="T29">GIT</text:span></text:p>
      <text:p text:style-name="P3"><text:span text:style-name="T4">Achievements:</text:span></text:p>
      <text:p text:style-name="P4"><text:span text:style-name="T24"><text:tab/></text:span><text:span text:style-name="T26">1</text:span><text:span text:style-name="T24">.Able to take image from connected camera(using droidcam) and able to detect <text:tab/>the face </text:span></text:p>
      <text:p text:style-name="P13"><text:span text:style-name="T24"><text:tab/></text:span><text:span text:style-name="T26">2</text:span><text:span text:style-name="T24">.wrote 25 testcases.</text:span></text:p>
      <text:p text:style-name="P13"/>
      <text:p text:style-name="P7"><text:bookmark text:name="yui_3_16_0_ym19_1_1508906095017_63202"/>Next Phase :</text:p>
      <text:p text:style-name="P9"><text:bookmark text:name="yui_3_16_0_ym19_1_1508906095017_63203"/>1.<text:span text:style-name="T7"> </text:span><text:span text:style-name="T10">Use Open Cv Libraries for Image Procesing.</text:span></text:p>
      <text:p text:style-name="P10"><text:span text:style-name="T7">2. Implementing More Test Cases.</text:span></text:p>
      <text:p text:style-name="P10"><text:soft-page-break/><text:span text:style-name="T7">3. Automating the Test Cases.</text:span></text:p>
      <text:p text:style-name="P9"><text:span text:style-name="T30">4</text:span>.<text:span text:style-name="T10">Learn Python Debugging Skills</text:span></text:p>
      <text:p text:style-name="P10"><text:span text:style-name="T7">5. Debugging Camera Driver</text:span></text:p>
      <text:p text:style-name="P11"><text:span text:style-name="T11"><text:s/><text:tab/><text:tab/><text:tab/> <text:s text:c="3"/>6. Linaro and Yocto.</text:span></text:p>
      <text:p text:style-name="P4"><text:span text:style-name="T6">Summary </text:span><text:span text:style-name="T30">:</text:span></text:p>
      <text:p text:style-name="P6"><text:s/>skills : Database and Python Tkinter , GIT.</text:p>
      <text:p text:style-name="P6">Tools: Mysql,OpenCV.</text:p>
      <text:p text:style-name="P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 new roman" svg:font-family="'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5:58:49.925829298</meta:creation-date>
    <dc:date>2017-10-25T16:32:21.409753648</dc:date>
    <meta:editing-duration>PT21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148" meta:character-count="930" meta:non-whitespace-character-count="788"/>
  </office:meta>
</office:document-meta>
</file>